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9.1mm"/>
    </style:style>
    <style:style style:name="co4" style:family="table-column">
      <style:table-column-properties fo:break-before="auto" style:column-width="8.15mm"/>
    </style:style>
    <style:style style:name="co5" style:family="table-column">
      <style:table-column-properties fo:break-before="auto" style:column-width="11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09H16M00S" calcext:value-type="time">
            <text:p>09:1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15H16M00S" calcext:value-type="time">
            <text:p>15:1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1:48:06.458336028</dc:date>
    <dc:creator>Thomas Treml</dc:creator>
    <meta:editing-duration>PT2M12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